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4" style:family="table-cell" style:parent-style-name="Default" style:data-style-name="N36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</style:style>
    <style:style style:name="ce8" style:family="table-cell" style:parent-style-name="Default" style:data-style-name="N36">
      <style:table-cell-properties fo:border-top="2pt solid #000000" fo:border-bottom="none" fo:border-left="none" fo:border-right="none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93145833333333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7.91104166666667cm"/>
    </style:style>
    <style:style style:name="co5" style:family="table-column">
      <style:table-column-properties fo:break-before="auto" style:column-width="5.42395833333333cm" style:use-optimal-column-width="true"/>
    </style:style>
    <style:style style:name="co6" style:family="table-column">
      <style:table-column-properties fo:break-before="auto" style:column-width="4.15395833333333cm"/>
    </style:style>
    <style:style style:name="co7" style:family="table-column">
      <style:table-column-properties fo:break-before="auto" style:column-width="4.70958333333333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1.77270833333333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29.1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2">
            <text:p>Quantity</text:p>
          </table:table-cell>
          <table:table-cell office:value-type="string" table:style-name="ce2">
            <text:p>Reference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Manufacturer</text:p>
          </table:table-cell>
          <table:table-cell office:value-type="string" table:style-name="ce3">
            <text:p>Manufacturer Part #</text:p>
          </table:table-cell>
          <table:table-cell office:value-type="string" table:style-name="ce2">
            <text:p>Digikey Part #</text:p>
          </table:table-cell>
          <table:table-cell office:value-type="string" table:style-name="ce3">
            <text:p>Approximate Cost Each</text:p>
          </table:table-cell>
          <table:table-cell office:value-type="string" table:style-name="ce4">
            <text:p>Cost to Build</text:p>
          </table:table-cell>
          <table:table-cell table:number-columns-repeated="16375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C1,2,3</text:p>
          </table:table-cell>
          <table:table-cell office:value-type="string" table:style-name="ce2">
            <text:p>0.1uF</text:p>
          </table:table-cell>
          <table:table-cell office:value-type="string" table:style-name="ce2">
            <text:p>Ceramic Capacitor 0.1uF 50V 10% X7R 1206</text:p>
          </table:table-cell>
          <table:table-cell office:value-type="string" table:style-name="ce2">
            <text:p>Kemet</text:p>
          </table:table-cell>
          <table:table-cell office:value-type="string" table:style-name="ce2">
            <text:p>C1206C104K5RACTU</text:p>
          </table:table-cell>
          <table:table-cell office:value-type="string" table:style-name="ce2">
            <text:p>399-1249-1-ND</text:p>
          </table:table-cell>
          <table:table-cell office:value-type="currency" office:value="0.1" table:style-name="ce5">
            <text:p>$0.10</text:p>
          </table:table-cell>
          <table:table-cell office:value-type="currency" office:value="0.3" table:style-name="ce5">
            <text:p>$0.30</text:p>
          </table:table-cell>
          <table:table-cell table:number-columns-repeated="16375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C4,5,6,7,8,9,10</text:p>
          </table:table-cell>
          <table:table-cell office:value-type="string" table:style-name="ce2">
            <text:p>0.22uF</text:p>
          </table:table-cell>
          <table:table-cell office:value-type="string" table:style-name="ce2">
            <text:p>Ceramic Capacitor 0.22uF 50V 10% X7R 1206</text:p>
          </table:table-cell>
          <table:table-cell office:value-type="string" table:style-name="ce2">
            <text:p>Kemet</text:p>
          </table:table-cell>
          <table:table-cell office:value-type="string" table:style-name="ce2">
            <text:p>C1206C224K5RACTU</text:p>
          </table:table-cell>
          <table:table-cell office:value-type="string" table:style-name="ce2">
            <text:p>399-1251-1-ND</text:p>
          </table:table-cell>
          <table:table-cell office:value-type="currency" office:value="0.19" table:style-name="ce5">
            <text:p>$0.19</text:p>
          </table:table-cell>
          <table:table-cell office:value-type="currency" office:value="1.33" table:style-name="ce5">
            <text:p>$1.33</text:p>
          </table:table-cell>
          <table:table-cell table:number-columns-repeated="16375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C11</text:p>
          </table:table-cell>
          <table:table-cell office:value-type="string" table:style-name="ce2">
            <text:p>10uF</text:p>
          </table:table-cell>
          <table:table-cell office:value-type="string" table:style-name="ce2">
            <text:p>Ceramic Capacitor 10uF 16V 10% X7R 1206</text:p>
          </table:table-cell>
          <table:table-cell office:value-type="string" table:style-name="ce2">
            <text:p>Kemet</text:p>
          </table:table-cell>
          <table:table-cell office:value-type="string" table:style-name="ce2">
            <text:p>C1206C106K4RACTU</text:p>
          </table:table-cell>
          <table:table-cell office:value-type="string" table:style-name="ce2">
            <text:p>399-3525-1-ND</text:p>
          </table:table-cell>
          <table:table-cell office:value-type="currency" office:value="0.4" table:style-name="ce5">
            <text:p>$0.40</text:p>
          </table:table-cell>
          <table:table-cell office:value-type="currency" office:value="0.4" table:style-name="ce5">
            <text:p>$0.40</text:p>
          </table:table-cell>
          <table:table-cell table:number-columns-repeated="16375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C12,13</text:p>
          </table:table-cell>
          <table:table-cell office:value-type="string" table:style-name="ce2">
            <text:p>20pF</text:p>
          </table:table-cell>
          <table:table-cell office:value-type="string" table:style-name="ce2">
            <text:p>Ceramic Capacitor 20pF 50V 10% NP0 1206</text:p>
          </table:table-cell>
          <table:table-cell office:value-type="string" table:style-name="ce2">
            <text:p>Kemet</text:p>
          </table:table-cell>
          <table:table-cell office:value-type="string" table:style-name="ce2">
            <text:p>C1206C200K5GACTU</text:p>
          </table:table-cell>
          <table:table-cell office:value-type="string" table:style-name="ce2">
            <text:p>399-9326-1-ND</text:p>
          </table:table-cell>
          <table:table-cell office:value-type="currency" office:value="0.34" table:style-name="ce5">
            <text:p>$0.34</text:p>
          </table:table-cell>
          <table:table-cell office:value-type="currency" office:value="0.68" table:style-name="ce5">
            <text:p>$0.68</text:p>
          </table:table-cell>
          <table:table-cell table:number-columns-repeated="16375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C14</text:p>
          </table:table-cell>
          <table:table-cell office:value-type="string" table:style-name="ce2">
            <text:p>6.8nF</text:p>
          </table:table-cell>
          <table:table-cell office:value-type="string" table:style-name="ce2">
            <text:p>Ceramic Capacitor 0.068uF 50V 10% X7R 1206</text:p>
          </table:table-cell>
          <table:table-cell office:value-type="string" table:style-name="ce2">
            <text:p>AVX</text:p>
          </table:table-cell>
          <table:table-cell office:value-type="string" table:style-name="ce2">
            <text:p>12065C683KAT2A</text:p>
          </table:table-cell>
          <table:table-cell office:value-type="string" table:style-name="ce2">
            <text:p>478-1553-1-ND</text:p>
          </table:table-cell>
          <table:table-cell office:value-type="currency" office:value="0.31" table:style-name="ce5">
            <text:p>$0.31</text:p>
          </table:table-cell>
          <table:table-cell office:value-type="currency" office:value="0.31" table:style-name="ce5">
            <text:p>$0.31</text:p>
          </table:table-cell>
          <table:table-cell table:number-columns-repeated="16375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C15</text:p>
          </table:table-cell>
          <table:table-cell office:value-type="string" table:style-name="ce2">
            <text:p>680pF</text:p>
          </table:table-cell>
          <table:table-cell office:value-type="string" table:style-name="ce2">
            <text:p>Ceramic Capacitor 680pF 50V 10% X7R 1206</text:p>
          </table:table-cell>
          <table:table-cell office:value-type="string" table:style-name="ce2">
            <text:p>Kemet</text:p>
          </table:table-cell>
          <table:table-cell office:value-type="string" table:style-name="ce2">
            <text:p>CC1206KRX7R9BB681</text:p>
          </table:table-cell>
          <table:table-cell office:value-type="string" table:style-name="ce2">
            <text:p>399-5583-1-ND</text:p>
          </table:table-cell>
          <table:table-cell office:value-type="currency" office:value="0.9" table:style-name="ce5">
            <text:p>$0.90</text:p>
          </table:table-cell>
          <table:table-cell office:value-type="currency" office:value="0.9" table:style-name="ce5">
            <text:p>$0.90</text:p>
          </table:table-cell>
          <table:table-cell table:number-columns-repeated="16375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D1,2,3</text:p>
          </table:table-cell>
          <table:table-cell office:value-type="string" table:style-name="ce2">
            <text:p>LED</text:p>
          </table:table-cell>
          <table:table-cell office:value-type="string" table:style-name="ce2">
            <text:p>LED 3.2X1.6MM 568NM Green SMD 1206</text:p>
          </table:table-cell>
          <table:table-cell office:value-type="string" table:style-name="ce2">
            <text:p>Kingbright</text:p>
          </table:table-cell>
          <table:table-cell office:value-type="string" table:style-name="ce2">
            <text:p>APTD3216SGC</text:p>
          </table:table-cell>
          <table:table-cell office:value-type="string" table:style-name="ce2">
            <text:p>754-1157-1-ND</text:p>
          </table:table-cell>
          <table:table-cell office:value-type="currency" office:value="0.28000000000000003" table:style-name="ce5">
            <text:p>$0.28</text:p>
          </table:table-cell>
          <table:table-cell office:value-type="currency" office:value="0.84" table:style-name="ce5">
            <text:p>$0.84</text:p>
          </table:table-cell>
          <table:table-cell table:number-columns-repeated="16375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L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Ferrite 1.5A 40 Ohm 0805 SMD</text:p>
          </table:table-cell>
          <table:table-cell office:value-type="string" table:style-name="ce2">
            <text:p>Laird-Signal Integrity Products</text:p>
          </table:table-cell>
          <table:table-cell office:value-type="string" table:style-name="ce2">
            <text:p>MI0805K400R-10</text:p>
          </table:table-cell>
          <table:table-cell office:value-type="string" table:style-name="ce2">
            <text:p>240-2389-1-ND</text:p>
          </table:table-cell>
          <table:table-cell office:value-type="currency" office:value="0.1" table:style-name="ce5">
            <text:p>$0.10</text:p>
          </table:table-cell>
          <table:table-cell office:value-type="currency" office:value="0.1" table:style-name="ce5">
            <text:p>$0.10</text:p>
          </table:table-cell>
          <table:table-cell table:number-columns-repeated="16375"/>
        </table:table-row>
        <table:table-row table:style-name="ro2">
          <table:table-cell table:style-name="ce2"/>
          <table:table-cell office:value-type="string" table:style-name="ce2">
            <text:p>P1</text:p>
          </table:table-cell>
          <table:table-cell office:value-type="string" table:style-name="ce2">
            <text:p>BDM</text:p>
          </table:table-cell>
          <table:table-cell office:value-type="string" table:style-name="ce2">
            <text:p>Connection Header 34POS .100" 2 Row Gold</text:p>
          </table:table-cell>
          <table:table-cell office:value-type="string" table:style-name="ce2">
            <text:p>Samtec</text:p>
          </table:table-cell>
          <table:table-cell office:value-type="string" table:style-name="ce2">
            <text:p>TSW-117-07-L-D</text:p>
          </table:table-cell>
          <table:table-cell office:value-type="string" table:style-name="ce2">
            <text:p>TSW-117-07-L-D-ND</text:p>
          </table:table-cell>
          <table:table-cell office:value-type="currency" office:value="2.88" table:style-name="ce5">
            <text:p>$2.88</text:p>
          </table:table-cell>
          <table:table-cell office:value-type="currency" office:value="0" table:style-name="ce5">
            <text:p>$0.00</text:p>
          </table:table-cell>
          <table:table-cell table:number-columns-repeated="16375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R1,2,3,4,5,6</text:p>
          </table:table-cell>
          <table:table-cell office:value-type="string" table:style-name="ce2">
            <text:p>10k</text:p>
          </table:table-cell>
          <table:table-cell office:value-type="string" table:style-name="ce2">
            <text:p>Resistor 10K Ohm 1/4W 1% 1206 SMD</text:p>
          </table:table-cell>
          <table:table-cell office:value-type="string" table:style-name="ce2">
            <text:p>Bourns</text:p>
          </table:table-cell>
          <table:table-cell office:value-type="string" table:style-name="ce2">
            <text:p>CR1206-FX-1002ELF</text:p>
          </table:table-cell>
          <table:table-cell office:value-type="string" table:style-name="ce2">
            <text:p>CR1206-FX-1002ELFCT-ND</text:p>
          </table:table-cell>
          <table:table-cell office:value-type="currency" office:value="0.02" table:style-name="ce5">
            <text:p>$0.02</text:p>
          </table:table-cell>
          <table:table-cell office:value-type="currency" office:value="0.12" table:style-name="ce5">
            <text:p>$0.12</text:p>
          </table:table-cell>
          <table:table-cell table:number-columns-repeated="16375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R7,8</text:p>
          </table:table-cell>
          <table:table-cell office:value-type="string" table:style-name="ce2">
            <text:p>1k</text:p>
          </table:table-cell>
          <table:table-cell office:value-type="string" table:style-name="ce2">
            <text:p>Resistor 1.0K Ohm 1/4W 1% 1206 SMD</text:p>
          </table:table-cell>
          <table:table-cell office:value-type="string" table:style-name="ce2">
            <text:p>Bourns</text:p>
          </table:table-cell>
          <table:table-cell office:value-type="string" table:style-name="ce2">
            <text:p>CR1206-FX-1001ELF</text:p>
          </table:table-cell>
          <table:table-cell office:value-type="string" table:style-name="ce2">
            <text:p>CR1206-FX-1001ELFCT-ND</text:p>
          </table:table-cell>
          <table:table-cell office:value-type="currency" office:value="0.02" table:style-name="ce5">
            <text:p>$0.02</text:p>
          </table:table-cell>
          <table:table-cell office:value-type="currency" office:value="0.04" table:style-name="ce5">
            <text:p>$0.04</text:p>
          </table:table-cell>
          <table:table-cell table:number-columns-repeated="16375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R10</text:p>
          </table:table-cell>
          <table:table-cell office:value-type="string" table:style-name="ce2">
            <text:p>3.3k</text:p>
          </table:table-cell>
          <table:table-cell office:value-type="string" table:style-name="ce2">
            <text:p>Resistor 3.30K Ohm 1/4W 1% 1206 SMD</text:p>
          </table:table-cell>
          <table:table-cell office:value-type="string" table:style-name="ce2">
            <text:p>Yageo</text:p>
          </table:table-cell>
          <table:table-cell office:value-type="string" table:style-name="ce2">
            <text:p>RC1206FR-073K3L</text:p>
          </table:table-cell>
          <table:table-cell office:value-type="string" table:style-name="ce2">
            <text:p>311-3.30KFRCT-ND</text:p>
          </table:table-cell>
          <table:table-cell office:value-type="currency" office:value="0.1" table:style-name="ce5">
            <text:p>$0.10</text:p>
          </table:table-cell>
          <table:table-cell office:value-type="currency" office:value="0.1" table:style-name="ce5">
            <text:p>$0.10</text:p>
          </table:table-cell>
          <table:table-cell table:number-columns-repeated="16375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R11,12</text:p>
          </table:table-cell>
          <table:table-cell office:value-type="float" office:value="470" table:style-name="ce2">
            <text:p>470</text:p>
          </table:table-cell>
          <table:table-cell office:value-type="string" table:style-name="ce2">
            <text:p>Resistor 470 Ohm 1/4W 1% 1206 SMD</text:p>
          </table:table-cell>
          <table:table-cell office:value-type="string" table:style-name="ce2">
            <text:p>Yageo</text:p>
          </table:table-cell>
          <table:table-cell office:value-type="string" table:style-name="ce2">
            <text:p>RC1206FR-07470RL</text:p>
          </table:table-cell>
          <table:table-cell office:value-type="string" table:style-name="ce2">
            <text:p>311-470FRCT-ND</text:p>
          </table:table-cell>
          <table:table-cell office:value-type="currency" office:value="0.1" table:style-name="ce5">
            <text:p>$0.10</text:p>
          </table:table-cell>
          <table:table-cell office:value-type="currency" office:value="0.2" table:style-name="ce5">
            <text:p>$0.20</text:p>
          </table:table-cell>
          <table:table-cell table:number-columns-repeated="16375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SW1,2</text:p>
          </table:table-cell>
          <table:table-cell office:value-type="string" table:style-name="ce2">
            <text:p>Load,Reset</text:p>
          </table:table-cell>
          <table:table-cell office:value-type="string" table:style-name="ce2">
            <text:p>Tactile Switch SPST-NO 0.05A 12V</text:p>
          </table:table-cell>
          <table:table-cell office:value-type="string" table:style-name="ce2">
            <text:p>APEM Components</text:p>
          </table:table-cell>
          <table:table-cell office:value-type="string" table:style-name="ce6">
            <text:p>MJTP1230</text:p>
          </table:table-cell>
          <table:table-cell office:value-type="string" table:style-name="ce2">
            <text:p>679-2428-ND</text:p>
          </table:table-cell>
          <table:table-cell office:value-type="currency" office:value="0.1" table:style-name="ce5">
            <text:p>$0.10</text:p>
          </table:table-cell>
          <table:table-cell office:value-type="currency" office:value="0.2" table:style-name="ce5">
            <text:p>$0.20</text:p>
          </table:table-cell>
          <table:table-cell table:number-columns-repeated="16375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U1</text:p>
          </table:table-cell>
          <table:table-cell office:value-type="string" table:style-name="ce2">
            <text:p>FT232RL</text:p>
          </table:table-cell>
          <table:table-cell office:value-type="string" table:style-name="ce2">
            <text:p>IC USB FS Serial UART 28-SSOP</text:p>
          </table:table-cell>
          <table:table-cell office:value-type="string" table:style-name="ce2">
            <text:p>FTDI</text:p>
          </table:table-cell>
          <table:table-cell office:value-type="string" table:style-name="ce2">
            <text:p>FT232RL-REEL</text:p>
          </table:table-cell>
          <table:table-cell office:value-type="string" table:style-name="ce2">
            <text:p>768-1007-1-ND</text:p>
          </table:table-cell>
          <table:table-cell office:value-type="currency" office:value="4.5" table:style-name="ce5">
            <text:p>$4.50</text:p>
          </table:table-cell>
          <table:table-cell office:value-type="currency" office:value="4.5" table:style-name="ce5">
            <text:p>$4.50</text:p>
          </table:table-cell>
          <table:table-cell table:number-columns-repeated="16375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U2</text:p>
          </table:table-cell>
          <table:table-cell office:value-type="string" table:style-name="ce2">
            <text:p>MC9S12XDP512</text:p>
          </table:table-cell>
          <table:table-cell office:value-type="string" table:style-name="ce2">
            <text:p>IC MCU 512K Flash 112-LQFP</text:p>
          </table:table-cell>
          <table:table-cell office:value-type="string" table:style-name="ce2">
            <text:p>Freescale</text:p>
          </table:table-cell>
          <table:table-cell office:value-type="string" table:style-name="ce2">
            <text:p>MC9S12XDP512MAL</text:p>
          </table:table-cell>
          <table:table-cell office:value-type="string" table:style-name="ce2">
            <text:p>MC9S12XDP512MAL-ND</text:p>
          </table:table-cell>
          <table:table-cell office:value-type="currency" office:value="23.51" table:style-name="ce5">
            <text:p>$23.51</text:p>
          </table:table-cell>
          <table:table-cell office:value-type="currency" office:value="23.51" table:style-name="ce5">
            <text:p>$23.51</text:p>
          </table:table-cell>
          <table:table-cell table:number-columns-repeated="16375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X1</text:p>
          </table:table-cell>
          <table:table-cell office:value-type="string" table:style-name="ce2">
            <text:p>16MHz</text:p>
          </table:table-cell>
          <table:table-cell office:value-type="string" table:style-name="ce2">
            <text:p>Crystal 16.000MHz 20pF 2-SMD</text:p>
          </table:table-cell>
          <table:table-cell office:value-type="string" table:style-name="ce2">
            <text:p>ECS Inc</text:p>
          </table:table-cell>
          <table:table-cell office:value-type="string" table:style-name="ce2">
            <text:p>ECS-160-20-23A-EN-TR</text:p>
          </table:table-cell>
          <table:table-cell office:value-type="string" table:style-name="ce2">
            <text:p>XC982CT-ND</text:p>
          </table:table-cell>
          <table:table-cell office:value-type="currency" office:value="3.68" table:style-name="ce5">
            <text:p>$3.68</text:p>
          </table:table-cell>
          <table:table-cell office:value-type="currency" office:value="3.68" table:style-name="ce5">
            <text:p>$3.68</text:p>
          </table:table-cell>
          <table:table-cell table:number-columns-repeated="16375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PCB</text:p>
          </table:table-cell>
          <table:table-cell table:style-name="ce2"/>
          <table:table-cell office:value-type="string" table:style-name="ce2">
            <text:p>Cruiser Printed Circuit Board</text:p>
          </table:table-cell>
          <table:table-cell table:number-columns-repeated="2" table:style-name="ce2"/>
          <table:table-cell office:value-type="string" table:style-name="ce2">
            <text:p>Approximate Cost</text:p>
          </table:table-cell>
          <table:table-cell table:style-name="ce2"/>
          <table:table-cell office:value-type="currency" office:value="2" table:style-name="ce5">
            <text:p>$2.00</text:p>
          </table:table-cell>
          <table:table-cell table:number-columns-repeated="16375"/>
        </table:table-row>
        <table:table-row table:style-name="ro2">
          <table:table-cell table:number-columns-repeated="8" table:style-name="ce7"/>
          <table:table-cell table:style-name="ce8"/>
          <table:table-cell table:number-columns-repeated="16375"/>
        </table:table-row>
        <table:table-row table:style-name="ro2">
          <table:table-cell table:number-columns-repeated="6" table:style-name="ce1"/>
          <table:table-cell office:value-type="string" table:style-name="ce2">
            <text:p>Total Cost To Build</text:p>
          </table:table-cell>
          <table:table-cell table:style-name="ce2"/>
          <table:table-cell office:value-type="currency" office:value="39.21" table:style-name="ce5">
            <text:p>$39.21</text:p>
          </table:table-cell>
          <table:table-cell table:number-columns-repeated="16375"/>
        </table:table-row>
        <table:table-row table:style-name="ro2">
          <table:table-cell table:number-columns-repeated="8" table:style-name="ce1"/>
          <table:table-cell table:style-name="ce5"/>
          <table:table-cell table:number-columns-repeated="16375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Andy Goss</dc:creator>
    <dc:date>2012-11-08T20:12:02Z</dc:date>
    <meta:editing-cycles>25</meta:editing-cycles>
    <meta:editing-duration>PT6298S</meta:editing-duration>
  </office:meta>
</office:document-meta>
</file>